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SelectionListBuilder.setProcessInfoProvider(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SelectionListBuilder.build( Element selectionListElement , 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